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791in" fo:margin-bottom="0.0791in" loext:contextual-spacing="false" fo:line-height="115%" fo:text-align="center" style:justify-single-word="false"/>
      <style:text-properties fo:font-size="18pt" fo:font-weight="bold" officeooo:rsid="001e815f" officeooo:paragraph-rsid="001e815f" style:font-size-asian="15.75pt" style:font-weight-asian="bold" style:font-size-complex="18pt" style:font-weight-complex="bold"/>
    </style:style>
    <style:style style:name="P2" style:family="paragraph" style:parent-style-name="Standard">
      <style:paragraph-properties fo:margin-top="0.0791in" fo:margin-bottom="0.0791in" loext:contextual-spacing="false" fo:line-height="115%" fo:text-align="start" style:justify-single-word="false"/>
      <style:text-properties fo:font-size="14pt" fo:font-weight="bold" officeooo:rsid="001e815f" officeooo:paragraph-rsid="001e815f" style:font-size-asian="14pt" style:font-weight-asian="bold" style:font-size-complex="14pt" style:font-weight-complex="bold"/>
    </style:style>
    <style:style style:name="P3" style:family="paragraph" style:parent-style-name="Standard">
      <style:paragraph-properties fo:margin-top="0.0791in" fo:margin-bottom="0.0791in" loext:contextual-spacing="false" fo:line-height="115%" fo:text-align="start" style:justify-single-word="false"/>
      <style:text-properties fo:font-size="12pt" fo:font-weight="normal" officeooo:rsid="0024b852" officeooo:paragraph-rsid="0039b467" style:font-size-asian="10.5pt" style:font-weight-asian="normal" style:font-size-complex="12pt" style:font-weight-complex="normal"/>
    </style:style>
    <style:style style:name="P4" style:family="paragraph" style:parent-style-name="Standard">
      <style:paragraph-properties fo:margin-top="0.0791in" fo:margin-bottom="0.0791in" loext:contextual-spacing="false" fo:line-height="115%" fo:text-align="start" style:justify-single-word="false"/>
      <style:text-properties fo:font-size="12pt" fo:font-weight="normal" officeooo:rsid="001e815f" officeooo:paragraph-rsid="001e815f" style:font-size-asian="10.5pt" style:font-weight-asian="normal" style:font-size-complex="12pt" style:font-weight-complex="normal"/>
    </style:style>
    <style:style style:name="P5" style:family="paragraph" style:parent-style-name="Standard">
      <style:paragraph-properties fo:margin-top="0.0791in" fo:margin-bottom="0.0791in" loext:contextual-spacing="false" fo:line-height="115%" fo:text-align="start" style:justify-single-word="false"/>
      <style:text-properties fo:font-size="12pt" fo:font-weight="normal" officeooo:rsid="001e815f" officeooo:paragraph-rsid="00641fb6" style:font-size-asian="10.5pt" style:font-weight-asian="normal" style:font-size-complex="12pt" style:font-weight-complex="normal"/>
    </style:style>
    <style:style style:name="P6" style:family="paragraph" style:parent-style-name="Standard">
      <style:paragraph-properties fo:margin-top="0.0791in" fo:margin-bottom="0.0791in" loext:contextual-spacing="false" fo:line-height="115%" fo:text-align="start" style:justify-single-word="false"/>
      <style:text-properties fo:font-size="12pt" fo:font-weight="normal" officeooo:rsid="0024c80c" officeooo:paragraph-rsid="003b2ea6" style:font-size-asian="10.5pt" style:font-weight-asian="normal" style:font-size-complex="12pt" style:font-weight-complex="normal"/>
    </style:style>
    <style:style style:name="P7" style:family="paragraph" style:parent-style-name="Standard">
      <style:paragraph-properties fo:margin-top="0.0791in" fo:margin-bottom="0.0791in" loext:contextual-spacing="false" fo:line-height="115%" fo:text-align="start" style:justify-single-word="false"/>
      <style:text-properties fo:font-size="12pt" fo:font-weight="normal" officeooo:rsid="003b2ea6" officeooo:paragraph-rsid="003d8106" style:font-size-asian="10.5pt" style:font-weight-asian="normal" style:font-size-complex="12pt" style:font-weight-complex="normal"/>
    </style:style>
    <style:style style:name="P8" style:family="paragraph" style:parent-style-name="Standard">
      <style:paragraph-properties fo:margin-top="0.0791in" fo:margin-bottom="0.0791in" loext:contextual-spacing="false" fo:line-height="115%" fo:text-align="start" style:justify-single-word="false"/>
      <style:text-properties fo:font-size="12pt" fo:font-weight="normal" officeooo:rsid="003b2ea6" officeooo:paragraph-rsid="0041611f" style:font-size-asian="10.5pt" style:font-weight-asian="normal" style:font-size-complex="12pt" style:font-weight-complex="normal"/>
    </style:style>
    <style:style style:name="P9" style:family="paragraph" style:parent-style-name="Standard">
      <style:paragraph-properties fo:margin-top="0.0791in" fo:margin-bottom="0.0791in" loext:contextual-spacing="false" fo:line-height="115%" fo:text-align="start" style:justify-single-word="false"/>
      <style:text-properties fo:font-size="12pt" fo:font-weight="normal" officeooo:rsid="0047637d" officeooo:paragraph-rsid="0047637d" style:font-size-asian="10.5pt" style:font-weight-asian="normal" style:font-size-complex="12pt" style:font-weight-complex="normal"/>
    </style:style>
    <style:style style:name="P10" style:family="paragraph" style:parent-style-name="Standard">
      <style:paragraph-properties fo:margin-top="0.0791in" fo:margin-bottom="0.0791in" loext:contextual-spacing="false" fo:line-height="115%" fo:text-align="start" style:justify-single-word="false"/>
      <style:text-properties fo:font-size="12pt" fo:font-weight="normal" officeooo:rsid="005233c4" officeooo:paragraph-rsid="005233c4" style:font-size-asian="10.5pt" style:font-weight-asian="normal" style:font-size-complex="12pt" style:font-weight-complex="normal"/>
    </style:style>
    <style:style style:name="P11" style:family="paragraph" style:parent-style-name="Standard">
      <style:paragraph-properties fo:margin-top="0.0791in" fo:margin-bottom="0.0791in" loext:contextual-spacing="false" fo:line-height="115%" fo:text-align="start" style:justify-single-word="false"/>
      <style:text-properties fo:font-size="12pt" fo:font-weight="normal" officeooo:rsid="00596ac7" officeooo:paragraph-rsid="005b55a6" style:font-size-asian="10.5pt" style:font-weight-asian="normal" style:font-size-complex="12pt" style:font-weight-complex="normal"/>
    </style:style>
    <style:style style:name="P12" style:family="paragraph" style:parent-style-name="Standard">
      <style:paragraph-properties fo:margin-top="0.0791in" fo:margin-bottom="0.0791in" loext:contextual-spacing="false" fo:line-height="115%" fo:text-align="start" style:justify-single-word="false"/>
      <style:text-properties fo:font-size="12pt" fo:font-weight="normal" officeooo:rsid="005b55a6" officeooo:paragraph-rsid="005b55a6" style:font-size-asian="10.5pt" style:font-weight-asian="normal" style:font-size-complex="12pt" style:font-weight-complex="normal"/>
    </style:style>
    <style:style style:name="P13" style:family="paragraph" style:parent-style-name="Standard">
      <style:paragraph-properties fo:margin-top="0.0791in" fo:margin-bottom="0.0791in" loext:contextual-spacing="false" fo:line-height="115%"/>
    </style:style>
    <style:style style:name="P14" style:family="paragraph" style:parent-style-name="Standard">
      <style:paragraph-properties fo:margin-top="0.0791in" fo:margin-bottom="0.0791in" loext:contextual-spacing="false" fo:line-height="115%" fo:text-align="start" style:justify-single-word="false"/>
      <style:text-properties officeooo:paragraph-rsid="001e815f"/>
    </style:style>
    <style:style style:name="T1" style:family="text">
      <style:text-properties officeooo:rsid="0024c80c"/>
    </style:style>
    <style:style style:name="T2" style:family="text">
      <style:text-properties officeooo:rsid="003410b5"/>
    </style:style>
    <style:style style:name="T3" style:family="text">
      <style:text-properties officeooo:rsid="0035e054"/>
    </style:style>
    <style:style style:name="T4" style:family="text">
      <style:text-properties fo:font-style="italic" style:font-style-asian="italic" style:font-style-complex="italic"/>
    </style:style>
    <style:style style:name="T5" style:family="text">
      <style:text-properties fo:font-style="italic" officeooo:rsid="0035e054" style:font-style-asian="italic" style:font-style-complex="italic"/>
    </style:style>
    <style:style style:name="T6" style:family="text">
      <style:text-properties fo:font-style="italic" officeooo:rsid="005b55a6" style:font-style-asian="italic" style:font-style-complex="italic"/>
    </style:style>
    <style:style style:name="T7" style:family="text">
      <style:text-properties fo:font-style="italic" officeooo:rsid="005b6546" style:font-style-asian="italic" style:font-style-complex="italic"/>
    </style:style>
    <style:style style:name="T8" style:family="text">
      <style:text-properties fo:font-style="normal" officeooo:rsid="0035e054" style:font-style-asian="normal" style:font-style-complex="normal"/>
    </style:style>
    <style:style style:name="T9" style:family="text">
      <style:text-properties fo:font-style="normal" officeooo:rsid="005b6546" style:font-style-asian="normal" style:font-style-complex="normal"/>
    </style:style>
    <style:style style:name="T10" style:family="text">
      <style:text-properties fo:font-style="normal" officeooo:rsid="005d312b" style:font-style-asian="normal" style:font-style-complex="normal"/>
    </style:style>
    <style:style style:name="T11" style:family="text">
      <style:text-properties fo:font-style="normal" officeooo:rsid="00608675" style:font-style-asian="normal" style:font-style-complex="normal"/>
    </style:style>
    <style:style style:name="T12" style:family="text">
      <style:text-properties fo:font-style="normal" officeooo:rsid="00621c24" style:font-style-asian="normal" style:font-style-complex="normal"/>
    </style:style>
    <style:style style:name="T13" style:family="text">
      <style:text-properties officeooo:rsid="00374b0f"/>
    </style:style>
    <style:style style:name="T14" style:family="text">
      <style:text-properties fo:font-size="14pt" fo:font-weight="bold" officeooo:rsid="001e815f" style:font-size-asian="14pt" style:font-weight-asian="bold" style:font-size-complex="14pt" style:font-weight-complex="bold"/>
    </style:style>
    <style:style style:name="T15" style:family="text">
      <style:text-properties fo:font-size="14pt" fo:font-style="italic" fo:font-weight="bold" officeooo:rsid="0035e054" style:font-size-asian="14pt" style:font-style-asian="italic" style:font-weight-asian="bold" style:font-size-complex="14pt" style:font-style-complex="italic" style:font-weight-complex="bold"/>
    </style:style>
    <style:style style:name="T16" style:family="text">
      <style:text-properties officeooo:rsid="003c4304"/>
    </style:style>
    <style:style style:name="T17" style:family="text">
      <style:text-properties officeooo:rsid="003d98ca"/>
    </style:style>
    <style:style style:name="T18" style:family="text">
      <style:text-properties officeooo:rsid="003f913a"/>
    </style:style>
    <style:style style:name="T19" style:family="text">
      <style:text-properties officeooo:rsid="00401a74"/>
    </style:style>
    <style:style style:name="T20" style:family="text">
      <style:text-properties officeooo:rsid="0043150e"/>
    </style:style>
    <style:style style:name="T21" style:family="text">
      <style:text-properties officeooo:rsid="0044e019"/>
    </style:style>
    <style:style style:name="T22" style:family="text">
      <style:text-properties officeooo:rsid="0045a90e"/>
    </style:style>
    <style:style style:name="T23" style:family="text">
      <style:text-properties officeooo:rsid="0047637d"/>
    </style:style>
    <style:style style:name="T24" style:family="text">
      <style:text-properties officeooo:rsid="004b1449"/>
    </style:style>
    <style:style style:name="T25" style:family="text">
      <style:text-properties officeooo:rsid="005ac27c"/>
    </style:style>
    <style:style style:name="T26" style:family="text">
      <style:text-properties officeooo:rsid="005b55a6"/>
    </style:style>
    <style:style style:name="T27" style:family="text">
      <style:text-properties officeooo:rsid="005b654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2300</text:p>
      <text:p text:style-name="P1">Assignment 1, HTTP server</text:p>
      <text:p text:style-name="P1">Magnus Dahl-Hansen</text:p>
      <text:p text:style-name="P1">September 2022</text:p>
      <text:p text:style-name="P2">Introduction</text:p>
      <text:p text:style-name="P3">This report <text:span text:style-name="T1">describes </text:span><text:span text:style-name="T2">the implementation of different functions that handles a HTTP-request, </text:span><text:span text:style-name="T3">the tests for these functions</text:span><text:span text:style-name="T2"> and the attempt to implement a RESTful API. </text:span><text:span text:style-name="T3">The implemented functions </text:span><text:span text:style-name="T13">that handles the HTTP-request</text:span><text:span text:style-name="T3"> are </text:span><text:span text:style-name="T5">GET, POST, PUT </text:span><text:span text:style-name="T8">and </text:span><text:span text:style-name="T5">DELETE. </text:span></text:p>
      <text:p text:style-name="P3"><text:span text:style-name="T15"/></text:p>
      <text:p text:style-name="P3"><text:span text:style-name="T14">Technical background</text:span></text:p>
      <text:p text:style-name="P7">Before reading how the code was implemented, the reader of this report should be familiar with: <text:s/>HTTP, <text:span text:style-name="T16">HTTP</text:span> <text:span text:style-name="T16">r</text:span>equests/responses <text:span text:style-name="T16">and</text:span> RESTful API.</text:p>
      <text:p text:style-name="P8"><text:span text:style-name="T17">HTTP stands for Hypertext Transfer Protocol </text:span><text:span text:style-name="T18">and is the most common protocol to fetch resources and load web pages </text:span><text:span text:style-name="T19">over the internet</text:span><text:span text:style-name="T18">. By sending HTTP-</text:span><text:span text:style-name="T19">r</text:span><text:span text:style-name="T18">equests different internet communication platforms are able to ask for resources and information </text:span><text:span text:style-name="T19">that</text:span><text:span text:style-name="T18"> they need to load a website. A HTTP-request </text:span><text:span text:style-name="T19">as implemented in this code </text:span><text:span text:style-name="T18">consists of </text:span><text:span text:style-name="T19">five parts: HTTP method, a filepath/URL, HTTP version type, request headers and a body. </text:span><text:span text:style-name="T20">The methods described in this report are the GET method which requests some information from the server, POST that posts information to the server, PUT which replaces some information on the server and DELETE which deletes information from the server. </text:span><text:span text:style-name="T21">The filepath/URL is used to specify which file the the different methods are going to handle, the HTTP-version </text:span><text:span text:style-name="T22">specifies the version </text:span><text:span text:style-name="T23">of HTTP, HTTP headers is used as extra information to the request and lastly the body is data that may be appended or used in some way according to the different methods. </text:span></text:p>
      <text:p text:style-name="P9">A HTTP response is what the client/user of the server receives after a <text:span text:style-name="T24">HTTP-request is sent. These responses vary according to the request but mainly consists of a HTTP status code, response headers and a body. The HTTP status code is used to indicate (among other things) whether the HTTP request was successful, if there was any errors or if there was any redirections of some sort. The HTTP response headers gives extra information about the response and the body is the actual information retrieved from the HTTP request.</text:span></text:p>
      <text:p text:style-name="P10">Moving over to the RESTful API </text:p>
      <text:p text:style-name="P6"/>
      <text:p text:style-name="P2">Design&amp;implementation</text:p>
      <text:p text:style-name="P11"><text:soft-page-break/><text:span text:style-name="T25">Implemented in the pre-code there are twelve different functions that test the implementation of the HTTP methods. These tests will among other things send a HTTP-request that can be read and used by the HTTP methods implemented. Each and every line from the HTTP-request will be parsed and the HTTP-method, URL and version will be placed inside a dictionary along side with the HTTP-headers and entity body. </text:span><text:span text:style-name="T26">This is done to make it easier to handle the different parts of the request. </text:span></text:p>
      <text:p text:style-name="P11"><text:span text:style-name="T26">Before the request can be handled by it’s respective method a check is made to see if the string “../” is contained within the URL sent by the request. If this string is contained in the URL it is considered to be a traversal attack and a </text:span><text:span text:style-name="T6">“403 - forbidden”</text:span><text:span text:style-name="T26"> response is written</text:span><text:span text:style-name="T25"> </text:span><text:span text:style-name="T26">to indicate that this operation is not allowed. If the URL is not considered to be a traversal attack then the HTTP-method is fetched from the dictionary containing information about the request. </text:span></text:p>
      <text:p text:style-name="P12">In the case <text:span text:style-name="T27">where the HTTP-request is a</text:span><text:span text:style-name="T7"> GET,</text:span><text:span text:style-name="T4"> </text:span><text:span text:style-name="T9">the implemented </text:span><text:span text:style-name="T7">GET</text:span><text:span text:style-name="T9"> function is called. The pre-implemented tests specifically test a </text:span><text:span text:style-name="T7">GET</text:span><text:span text:style-name="T9"> to three different files. If the requested file is “server.py” a “403 – forbidden” response is expected, while a request to a “text.txt” file or “messages.json” file should handle these two files specifically. A call to other files may be done, but is not expected in this assignment. </text:span><text:span text:style-name="T10">However, s</text:span><text:span text:style-name="T9">hould a </text:span><text:span text:style-name="T7">GET</text:span><text:span text:style-name="T9"> request to a “text.txt” file be made </text:span><text:span text:style-name="T11">(and it exists)</text:span><text:span text:style-name="T9">, then the file is opened, its content is read, written to the response body </text:span><text:span text:style-name="T10">along with a content-length and content-type header then</text:span><text:span text:style-name="T9"> sent </text:span><text:span text:style-name="T10">as a</text:span><text:span text:style-name="T9"> HTTP-response. </text:span><text:span text:style-name="T12">Should a file not exist then a “404 – not exists” response is written. </text:span></text:p>
      <text:p text:style-name="P5">Post</text:p>
      <text:p text:style-name="P5">put</text:p>
      <text:p text:style-name="P5">delete</text:p>
      <text:p text:style-name="P4">tests</text:p>
      <text:p text:style-name="P4"/>
      <text:p text:style-name="P4"/>
      <text:p text:style-name="P4"/>
      <text:p text:style-name="P4"/>
      <text:p text:style-name="P2">Results&amp;discussion</text:p>
      <text:p text:style-name="P4">What is working</text:p>
      <text:p text:style-name="P4">What is almost working</text:p>
      <text:p text:style-name="P4">What is not working</text:p>
      <text:p text:style-name="P4"/>
      <text:p text:style-name="P14"><text:span text:style-name="T14">Conclusion</text:span></text:p>
      <text:p text:style-name="P13"/>
      <text:p text:style-name="P13"><text:soft-page-break/></text:p>
      <text:p text:style-name="P13"/>
      <text:p text:style-name="P13">Moving over to the implementation of the create image utility. Assuming that the first provided file</text:p>
      <text:p text:style-name="P13">is a bootblock file, it is sent to a function that will parse it and extract executable code. This is done</text:p>
      <text:p text:style-name="P13">by using the provided Elf32 structures to locate the Elf-header and Program-header of a file. By</text:p>
      <text:p text:style-name="P13">locating the Elf-header the offset of where the program header can be found. Furthermore the offset</text:p>
      <text:p text:style-name="P13">of the executable code can be located via the Program-header. From here the executable code is</text:p>
      <text:p text:style-name="P13">read and put into an array of 512 bytes allocated by the “Calloc( )” function. The Calloc( ) function</text:p>
      <text:p text:style-name="P13">is used because it will automatically set allocated memory to zero, which will help padding the</text:p>
      <text:p text:style-name="P13">image file correctly. By using an array as a buffer to transport the executable code to the image file,</text:p>
      <text:p text:style-name="P13">the magic numbers and kernel size can easily be written to the code. The magic numbers “0x55”</text:p>
      <text:p text:style-name="P13">and “0xaa” are written to position 510 and 511 in the array and the kernel size is written to position</text:p>
      <text:p text:style-name="P13">2(positions are predefined). When the modifications of the array has been made, the entire array is</text:p>
      <text:p text:style-name="P13">written to the first sector of an opened image file.</text:p>
      <text:p text:style-name="P13">The process of parsing the the kernel file is similar to the parsing of the bootblock. Again, assuming</text:p>
      <text:p text:style-name="P13">the kernel file is given as the second argument of the create image function, the file is sent to its</text:p>
      <text:p text:style-name="P13">unique function. From here the executable code is fetched via the Program-header and the Elf-</text:p>
      <text:p text:style-name="P13">header. The code is placed inside an allocated array using “calloc( )” to make the padding correctly.</text:p>
      <text:p text:style-name="P13">The main difference in this function compared to the bootblock is that the kernel does not need to</text:p>
      <text:p text:style-name="P13">contain any magic numbers or kernel size and the size of the kernel code may be much bigger than</text:p>
      <text:p text:style-name="P13">the bootblock. The size of the kernel can be found by reading the “p_filsz” variable from the</text:p>
      <text:p text:style-name="P13">Program-header. This size is divided by 512 and then rounded up to find how many sectors the</text:p>
      <text:p text:style-name="P13">kernel occupies, which then again is used as the kernel size in the bootblock code. When the kernel</text:p>
      <text:p text:style-name="P13">executable code is being written to the image, the mode “append byte” is used as part of the “fopen(</text:p>
      <text:p text:style-name="P13">)” function. This will assure that the kernel code is written after the bootblock code in the image,rather than overwriting it. If any additional file are provided to the create image utility they will be</text:p>
      <text:p text:style-name="P13">sent through a function that will parse these files in a similar way as the kernel parsing function.</text:p>
      <text:p text:style-name="P13"><text:soft-page-break/>The extracted executable code is then appended to the image file, behind the bootblock and kernel</text:p>
      <text:p text:style-name="P13">code.</text:p>
      <text:p text:style-name="P13"/>
      <text:p text:style-name="P13"/>
      <text:p text:style-name="P13"/>
      <text:p text:style-name="P13"/>
      <text:p text:style-name="P13"/>
      <text:p text:style-name="P13">Results&amp;Discussion:</text:p>
      <text:p text:style-name="P13">My code compiles and runs successfully. Using my implementation of the bootblock and the create</text:p>
      <text:p text:style-name="P13">image utility, the Bochs emulator will print the “Running a trivial test… Seems ok. Now go get</text:p>
      <text:p text:style-name="P13">some sleep” message successfully. However, compared to the design of the given bootblock code,</text:p>
      <text:p text:style-name="P13">my implementation will not print which sectors are read.</text:p>
      <text:p text:style-name="P13">Using my own code I tried to run a multi segment kernel on the Bochs emulator but the results were</text:p>
      <text:p text:style-name="P13">not as expected. The code compiles without any problems but when it is run the “ trivial test”</text:p>
      <text:p text:style-name="P13">message is flickering. I am uncertain of why this is the case since the code has been written to the</text:p>
      <text:p text:style-name="P13">image file and the padding seems correct according to the built-in hex editor in Visual Studio Code.</text:p>
      <text:p text:style-name="P13">Conclusion:</text:p>
      <text:p text:style-name="P13">This assignments task was to create a bootblock code and a bootable image for a simple operating</text:p>
      <text:p text:style-name="P13">system. The assignment is solved by implementing a code that loads and transfers control to a</text:p>
      <text:p text:style-name="P13">kernel and another that extracts code from provided bootblock and kernel executable files and</text:p>
      <text:p text:style-name="P13">writes them to an operating system image. I can conclude that the implemented code runs</text:p>
      <text:p text:style-name="P13">successfully with a single bootblock and kernel file since Bochs emulator prints the final message,</text:p>
      <text:p text:style-name="P13">however I am unsure if the implementation is able to support a multi segment kerne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16T14:08:57.534038092</meta:creation-date>
    <dc:date>2022-09-16T17:29:21.273150766</dc:date>
    <meta:editing-duration>PT1H28M46S</meta:editing-duration>
    <meta:editing-cycles>31</meta:editing-cycles>
    <meta:generator>LibreOffice/6.4.7.2$Linux_X86_64 LibreOffice_project/40$Build-2</meta:generator>
    <meta:document-statistic meta:table-count="0" meta:image-count="0" meta:object-count="0" meta:page-count="4" meta:paragraph-count="66" meta:word-count="1308" meta:character-count="7670" meta:non-whitespace-character-count="6419"/>
  </office:meta>
</office:document-meta>
</file>